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D500000094AC063CB846DE59B0.png" manifest:media-type="image/png"/>
  <manifest:file-entry manifest:full-path="Pictures/10000201000003A5000001C26108FD75E65D244C.png" manifest:media-type="image/png"/>
  <manifest:file-entry manifest:full-path="Pictures/10000000000009AC000000B87FDA9EBC08578B33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" svg:font-family="Arial" style:font-family-generic="swiss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T3Font_6" svg:font-family="T3Font_6" style:font-family-generic="roman" style:font-pitch="variable"/>
    <style:font-face style:name="T3Font_8" svg:font-family="T3Font_8" style:font-family-generic="roman" style:font-pitch="variable"/>
    <style:font-face style:name="T3Font_9" svg:font-family="T3Font_9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1">
      <style:paragraph-properties fo:margin-top="0cm" fo:margin-bottom="0.071cm" style:contextual-spacing="false" fo:line-height="100%"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Standard">
      <style:paragraph-properties fo:text-align="start" style:justify-single-word="false"/>
      <style:text-properties officeooo:paragraph-rsid="001a6b47"/>
    </style:style>
    <style:style style:name="P4" style:family="paragraph" style:parent-style-name="Standard">
      <style:paragraph-properties fo:margin-left="1.27cm" fo:margin-right="0cm" fo:margin-top="0cm" fo:margin-bottom="0cm" style:contextual-spacing="false" fo:text-indent="-0.635cm" style:auto-text-indent="false"/>
    </style:style>
    <style:style style:name="P5" style:family="paragraph" style:parent-style-name="Standard">
      <style:paragraph-properties fo:margin-left="1.27cm" fo:margin-right="0cm" fo:margin-top="0cm" fo:margin-bottom="0cm" style:contextual-spacing="false" fo:text-align="start" style:justify-single-word="false" fo:text-indent="-0.635cm" style:auto-text-indent="false"/>
    </style:style>
    <style:style style:name="P6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P7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8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9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10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11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/>
    </style:style>
    <style:style style:name="P12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</style:style>
    <style:style style:name="P13" style:family="paragraph" style:parent-style-name="normal">
      <style:paragraph-properties fo:margin-left="1.27cm" fo:margin-right="0cm" fo:margin-top="0cm" fo:margin-bottom="0cm" style:contextual-spacing="false" fo:text-indent="-0.635cm" style:auto-text-indent="false" fo:break-before="page"/>
    </style:style>
    <style:style style:name="P14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15" style:family="paragraph" style:parent-style-name="normal">
      <style:paragraph-properties fo:break-before="auto" fo:break-after="auto"/>
    </style:style>
    <style:style style:name="P16" style:family="paragraph" style:parent-style-name="normal">
      <style:paragraph-properties fo:break-before="auto" fo:break-after="auto">
        <style:tab-stops>
          <style:tab-stop style:position="3.254cm"/>
        </style:tab-stops>
      </style:paragraph-properties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P19" style:family="paragraph" style:parent-style-name="normal">
      <style:paragraph-properties fo:margin-left="0.635cm" fo:margin-right="0cm" fo:margin-top="0cm" fo:margin-bottom="0cm" style:contextual-spacing="false" fo:text-indent="0cm" style:auto-text-indent="false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tyle="italic" style:font-style-asian="italic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bold" style:font-weight-asian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officeooo:rsid="0019aae3"/>
    </style:style>
    <style:style style:name="T9" style:family="text">
      <style:text-properties officeooo:rsid="001a6b47"/>
    </style:style>
    <style:style style:name="T10" style:family="text">
      <style:text-properties style:font-name="T3Font_6" fo:font-size="10.5pt" style:font-size-asian="10.5pt"/>
    </style:style>
    <style:style style:name="T11" style:family="text">
      <style:text-properties style:font-name="T3Font_8" fo:font-size="10.5pt" style:font-size-asian="10.5pt"/>
    </style:style>
    <style:style style:name="T12" style:family="text">
      <style:text-properties style:font-name="T3Font_8" fo:font-size="10.5pt" officeooo:rsid="001a6b47" style:font-size-asian="10.5pt"/>
    </style:style>
    <style:style style:name="T13" style:family="text">
      <style:text-properties style:font-name="T3Font_9" fo:font-size="10.5pt" style:font-size-asian="10.5pt"/>
    </style:style>
    <style:style style:name="T14" style:family="text">
      <style:text-properties officeooo:rsid="001c5598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qk5vq6w6p8n4"/><text:span text:style-name="T1">BASES DE DATOS - 1º DAM</text:span></text:p>
      <text:p text:style-name="P1"><text:bookmark text:name="_99912dxth5nq"/><text:span text:style-name="T2">UD 1. INTRODUCCIÓN A LOS SISTEMAS GESTORES DE BASES DE DATOS</text:span></text:p>
      <text:p text:style-name="Heading_20_2"><text:bookmark text:name="_p8iebq5cuhpq"/></text:p>
      <text:p text:style-name="Heading_20_2"><text:bookmark text:name="_v6s3eategcm4"/>E04 - BOLETÍN DE EJERCICIOS</text:p>
      <text:p text:style-name="normal"><text:span text:style-name="T3">Apartado 3 de los apuntes.</text:span></text:p>
      <text:p text:style-name="P7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8"><text:span text:style-name="T6">Resultado de Aprendizaje 1</text:span>: Reconoce los elementos de las bases de datos analizando sus funciones y valorando la utilidad de los sistemas gestores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9">Criterio de evaluación</text:p>
          </table:table-cell>
          <table:table-cell table:style-name="Tabla1.A1" office:value-type="string">
            <text:p text:style-name="P9">Ejercicio/s</text:p>
          </table:table-cell>
        </table:table-row>
        <table:table-row table:style-name="Tabla1.1">
          <table:table-cell table:style-name="Tabla1.A1" office:value-type="string">
            <text:p text:style-name="P10">RA01.c Se ha reconocido cómo funciona un sistema gestor de bases de datos..</text:p>
          </table:table-cell>
          <table:table-cell table:style-name="Tabla1.A1" office:value-type="string">
            <text:p text:style-name="P10">Todos</text:p>
          </table:table-cell>
        </table:table-row>
      </table:table>
      <text:p text:style-name="P6"><text:bookmark text:name="_xh4nnb7mhrxn"/></text:p>
      <text:list xml:id="list2984125056" text:style-name="WWNum1">
        <text:list-item>
          <text:p text:style-name="P11">Enumera los niveles de funcionamiento de un sistema gestor de bases de datos</text:p>
        </text:list-item>
      </text:list>
      <text:p text:style-name="P19"/>
      <text:p text:style-name="P19"><text:tab/><text:span text:style-name="T8">Nivel de definición.</text:span></text:p>
      <text:p text:style-name="P19"><text:tab/></text:p>
      <text:p text:style-name="P19"><text:tab/><text:span text:style-name="T8">Nivel de manipulación.</text:span></text:p>
      <text:p text:style-name="P19"/>
      <text:p text:style-name="P19"><text:tab/><text:span text:style-name="T8">Nivel de control.</text:span></text:p>
      <text:p text:style-name="P19"/>
      <text:list xml:id="list214536365157292" text:continue-numbering="true" text:style-name="WWNum1">
        <text:list-item>
          <text:p text:style-name="P11">¿Qué son los metadatos?</text:p>
        </text:list-item>
      </text:list>
      <text:p text:style-name="P12"/>
      <text:p text:style-name="P12"><text:tab/><text:span text:style-name="T8">S</text:span>on datos que describen otros datos. En general, un grupo de metadatos se refiere a un grupo de datos que describen el contenido informativo de un objeto al que se denomina recurso.</text:p>
      <text:p text:style-name="P19"/>
      <text:list xml:id="list214535661993216" text:continue-numbering="true" text:style-name="WWNum1">
        <text:list-item>
          <text:p text:style-name="P11">¿Qué operaciones podemos realizar a nivel de manipulación de datos?</text:p>
        </text:list-item>
      </text:list>
      <text:p text:style-name="P12"/>
      <text:p text:style-name="P5"><text:span text:style-name="T10"><text:tab/>A</text:span><text:span text:style-name="T11">ñ</text:span><text:span text:style-name="T13">adi</text:span><text:span text:style-name="T11">r </text:span><text:span text:style-name="T13">da</text:span><text:span text:style-name="T11">tos</text:span></text:p>
      <text:p text:style-name="P5"><text:span text:style-name="T11"/></text:p>
      <text:p text:style-name="P3"><text:span text:style-name="T10"><text:tab/>E</text:span><text:span text:style-name="T13">li</text:span><text:span text:style-name="T11">m</text:span><text:span text:style-name="T13">i</text:span><text:span text:style-name="T11">n</text:span><text:span text:style-name="T13">a</text:span><text:span text:style-name="T11">r </text:span><text:span text:style-name="T13">da</text:span><text:span text:style-name="T11">to</text:span><text:span text:style-name="T12">s</text:span></text:p>
      <text:p text:style-name="P3"><text:span text:style-name="T10"><text:tab/>M</text:span><text:span text:style-name="T11">o</text:span><text:span text:style-name="T13">difica</text:span><text:span text:style-name="T11">r </text:span><text:span text:style-name="T13">da</text:span><text:span text:style-name="T11">tos</text:span></text:p>
      <text:p text:style-name="P4"><text:span text:style-name="T10"><text:tab/>C</text:span><text:span text:style-name="T11">onsu</text:span><text:span text:style-name="T13">l</text:span><text:span text:style-name="T11">t</text:span><text:span text:style-name="T13">a</text:span><text:span text:style-name="T11">r </text:span><text:span text:style-name="T13">da</text:span><text:span text:style-name="T11">tos</text:span></text:p>
      <text:p text:style-name="P12"/>
      <text:p text:style-name="P13"/>
      <text:list xml:id="list214534982579208" text:continue-numbering="true" text:style-name="WWNum1">
        <text:list-item>
          <text:p text:style-name="P11">¿Qué sublenguajes (en plural) se utilizan en la manipulación de datos?</text:p>
        </text:list-item>
      </text:list>
      <text:p text:style-name="P12"><text:tab/></text:p>
      <text:p text:style-name="P12"><text:tab/>SELECT, esta sentencia se utiliza para realizar consultas sobre los datos.</text:p>
      <text:p text:style-name="P12"><text:tab/>INSERT, con esta instrucción podemos insertar los valores en una base de datos.</text:p>
      <text:p text:style-name="P12"><text:tab/>UPDATE, sirve para modificar los valores de uno o varios registros.</text:p>
      <text:p text:style-name="P12"><text:tab/>DELETE, se utiliza para eliminar las filas de una tabla.</text:p>
      <text:p text:style-name="P12"/>
      <text:list xml:id="list214536948690519" text:continue-numbering="true" text:style-name="WWNum1">
        <text:list-item>
          <text:p text:style-name="P11">A nivel de control, un SGBD permite.…</text:p>
        </text:list-item>
      </text:list>
      <text:p text:style-name="P12"/>
      <text:p text:style-name="P12"><text:tab/><text:span text:style-name="T9">U</text:span>n conjunto coordinado de programas, procedimientos y lenguajes que permiten a los</text:p>
      <text:p text:style-name="P12"><text:tab/>distintos usuarios realizar sus tareas habituales con los datos, garantizando además la seguridad de los mismos.</text:p>
      <text:p text:style-name="P12"/>
      <text:list xml:id="list214535944721434" text:continue-numbering="true" text:style-name="WWNum1">
        <text:list-item>
          <text:p text:style-name="P11">En caso de errores de red o de alimentación del sistema, ¿qué herramientas podemos utilizar? ¿Por qué?</text:p>
        </text:list-item>
      </text:list>
      <text:p text:style-name="P12"/>
      <text:p text:style-name="P12"><text:tab/>Herramientas de recuperación en caso de desastre. <text:span text:style-name="T9">Por que los SGBD poseen y proporcionan</text:span>mecanismos para que se recupere la máxima información posible y se asegure su integridad.</text:p>
      <text:p text:style-name="P12"/>
      <text:p text:style-name="P12"/>
      <text:list xml:id="list214535544943147" text:continue-numbering="true" text:style-name="WWNum1">
        <text:list-item>
          <text:p text:style-name="P11">¿Existe alguna herramienta en caso de que quiera establecer privilegios o permisos para los diferentes usuarios? En caso afirmativo, ¿cuál es y que permite realizar?</text:p>
        </text:list-item>
      </text:list>
      <text:p text:style-name="P12"/>
      <text:p text:style-name="P12"><text:tab/>Herramientas para gestionar la seguridad. Permiten establecer privilegios y permisos diferentes para los usuarios, así como impedir el acceso no deseado (función de control).</text:p>
      <text:p text:style-name="P12"/>
      <text:list xml:id="list214536764463266" text:continue-numbering="true" text:style-name="WWNum1">
        <text:list-item>
          <text:p text:style-name="P11">Elabora una definición de sistema gestor de base de datos con tus propias palabras.</text:p>
        </text:list-item>
      </text:list>
      <text:p text:style-name="P12"/>
      <text:p text:style-name="P12"><text:tab/>Es un programa que permite administrar una base de datos.</text:p>
      <text:p text:style-name="P12"/>
      <text:list xml:id="list214536425241961" text:continue-numbering="true" text:style-name="WWNum1">
        <text:list-item>
          <text:p text:style-name="P11">Explica con tus palabras qué es un nivel de abstracción.</text:p>
        </text:list-item>
      </text:list>
      <text:p text:style-name="P12"/>
      <text:p text:style-name="P12"><text:tab/>Son niveles que nos permiten entender la base de datos sin tanta complejidad.</text:p>
      <text:p text:style-name="P12"/>
      <text:list xml:id="list214536487376857" text:continue-numbering="true" text:style-name="WWNum1">
        <text:list-item>
          <text:p text:style-name="P11">¿Qué nivel es más dependiente del hardware y el sistema operativo? ¿Por qué?</text:p>
        </text:list-item>
      </text:list>
      <text:p text:style-name="P12"/>
      <text:p text:style-name="P12"><text:tab/>Nivel físico. Por que <text:span text:style-name="T9">n</text:span>os permite saber la forma en la que está almacenada la base de datos.</text:p>
      <text:p text:style-name="P12"/>
      <text:list xml:id="list214535819292906" text:continue-numbering="true" text:style-name="WWNum1">
        <text:list-item>
          <text:p text:style-name="P11">¿Qué nivel es el más cercano a los usuarios finales? ¿Qué lo caracteriza?</text:p>
        </text:list-item>
      </text:list>
      <text:p text:style-name="P12"/>
      <text:p text:style-name="P12"><text:tab/>Nivel externo. <text:span text:style-name="T9">Se caracterizan en que las aplicaciones creadas por los </text:span>desarrolladores abstraen la realidad conceptual de modo que el usuario no conoce las relaciones entre los datos, como tampoco conoce dónde realmente se están almacenando los datos.</text:p>
      <text:p text:style-name="P12"/>
      <text:p text:style-name="P13"/>
      <text:list xml:id="list214535970918478" text:continue-numbering="true" text:style-name="WWNum1">
        <text:list-item>
          <text:p text:style-name="P11">¿Cuál es el nivel de mayor abstracción y más importante? ¿Por qué?</text:p>
        </text:list-item>
      </text:list>
      <text:p text:style-name="P12"/>
      <text:p text:style-name="P12"><text:tab/>Nivel conceptual. <text:span text:style-name="T9">Es el más importante ya que se trata de una visión </text:span>organizativa de los datos independiente tanto del hardware como del software que tengamos. Es el plano o modelo general de la base de datos y a este nivel es al que trabajan las o los analistas y diseñadores cuando crean el primer esquema de la base de datos. En ningún momento queda influido por el SGBD en particular que usemos.</text:p>
      <text:p text:style-name="P12"/>
      <text:list xml:id="list214535836335577" text:continue-numbering="true" text:style-name="WWNum1">
        <text:list-item>
          <text:p text:style-name="P11">¿Qué nivel queda entre el físico y el conceptual? ¿Qué lo caracteriza?</text:p>
        </text:list-item>
      </text:list>
      <text:p text:style-name="P12"/>
      <text:p text:style-name="P12"><text:tab/>Nivel interno. Permite observar la base de datos como un conjunto de estructuras que relacionan la información humana con la información digital.</text:p>
      <text:p text:style-name="P12"/>
      <text:list xml:id="list214536901118824" text:continue-numbering="true" text:style-name="WWNum1">
        <text:list-item>
          <text:p text:style-name="P11">Identifica las similitudes y diferencias entre la independencia física e independencia lógica</text:p>
        </text:list-item>
      </text:list>
      <text:p text:style-name="P12"/>
      <text:p text:style-name="P12"><text:tab/><text:span text:style-name="T14">Ambos son independientes del </text:span>software concreto de base de datos que usemos <text:span text:style-name="T14">pero la independencia lógica nos valdría para cualquier SGBD y la física se basa en un hardware concreto.</text:span></text:p>
      <text:p text:style-name="P12"/>
      <text:list xml:id="list214536976699993" text:continue-numbering="true" text:style-name="WWNum1">
        <text:list-item>
          <text:p text:style-name="P14">¿Cuáles crees que son los roles más importantes a la hora de crear una base de datos? ¿Por qué?</text:p>
        </text:list-item>
      </text:list>
      <text:p text:style-name="normal"><text:tab/><text:span text:style-name="T14">A la hora de crear son los roles que incluye los informáticos que desarrollan la base de datos, ya que <text:tab/>son estos los que la crean, administran y gestionan.</text:span></text:p>
      <text:p text:style-name="P15"><text:tab/></text:p>
      <text:p text:style-name="P16"><text:bookmark text:name="_gjdgxs"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" svg:font-family="Arial" style:font-family-generic="swiss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T3Font_6" svg:font-family="T3Font_6" style:font-family-generic="roman" style:font-pitch="variable"/>
    <style:font-face style:name="T3Font_8" svg:font-family="T3Font_8" style:font-family-generic="roman" style:font-pitch="variable"/>
    <style:font-face style:name="T3Font_9" svg:font-family="T3Font_9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default-outline-level="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char" svg:x="-0.413cm" svg:y="0.476cm" svg:width="5.211cm" svg:height="1.64cm" draw:z-index="8"><draw:image xlink:href="Pictures/10000201000001D500000094AC063CB846DE59B0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3.png" text:anchor-type="char" svg:x="14.102cm" svg:y="0.542cm" svg:width="3.12cm" svg:height="1.51cm" draw:z-index="5"><draw:image xlink:href="Pictures/10000201000003A5000001C26108FD75E65D244C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1.jpg" text:anchor-type="char" svg:x="-2.004cm" svg:y="-1.207cm" svg:width="21.008cm" svg:height="1.111cm" draw:z-index="2"><draw:image xlink:href="Pictures/10000000000009AC000000B87FDA9EBC08578B33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6T21:45:34.845000000</dc:date>
    <meta:editing-duration>PT5M14S</meta:editing-duration>
    <meta:editing-cycles>1</meta:editing-cycles>
    <meta:document-statistic meta:table-count="1" meta:image-count="3" meta:object-count="0" meta:page-count="3" meta:paragraph-count="52" meta:word-count="681" meta:character-count="4086" meta:non-whitespace-character-count="3439"/>
    <meta:generator>LibreOffice/7.1.2.2$Windows_X86_64 LibreOffice_project/8a45595d069ef5570103caea1b71cc9d82b2aae4</meta:generator>
  </office:meta>
</office:document-meta>
</file>